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86.89pt"/>
    </style:style>
    <style:style style:name="co3" style:family="table-column">
      <style:table-column-properties fo:break-before="auto" style:column-width="177pt"/>
    </style:style>
    <style:style style:name="co4" style:family="table-column">
      <style:table-column-properties fo:break-before="auto" style:column-width="178.1pt"/>
    </style:style>
    <style:style style:name="co5" style:family="table-column">
      <style:table-column-properties fo:break-before="auto" style:column-width="334.49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251.89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ro5" style:family="table-row">
      <style:table-row-properties style:row-height="136.06pt" fo:break-before="auto" style:use-optimal-row-height="true"/>
    </style:style>
    <style:style style:name="ro6" style:family="table-row">
      <style:table-row-properties style:row-height="11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9.5pt" style:font-size-asian="9.5pt" style:font-size-complex="9.5pt"/>
    </style:style>
    <style:style style:name="ce6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64-OlinuXino_1Gs16M_Rev_G1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R_0402_5MIL_DWS</text:p>
          </table:table-cell>
          <table:table-cell table:style-name="ce3"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402_5MIL_0R(Board_Mounted)</text:p>
          </table:table-cell>
          <table:table-cell office:value-type="string" calcext:value-type="string">
            <text:p>R34,R86,R87,R9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603_5MIL_0R(Board_Mounted)</text:p>
          </table:table-cell>
          <table:table-cell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R/1%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78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2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4,R18,R19,R33,R63,R64,R65,</text:p>
            <text:p>R72,<text:span text:style-name="T1">R73</text:span>,R105,R109,R121,R122,</text:p>
            <text:p>R123,R125,R126,R129,R1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3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5,R8,R11,R12,R26,R29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7,R50,R70,R71,R74,R75,R77,</text:p>
            <text:p>R82,R88,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2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0</text:p>
          </table:table-cell>
          <table:table-cell table:number-columns-repeated="1020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7,R40,R42,<text:span text:style-name="T1">R53,R56,R57,</text:span>R85,</text:p>
            <text:p>R83,R95,R76,R79,R31,R52,R99,</text:p>
            <text:p>R106,R119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8,R89,R91,R92,R107,R108,</text:p>
            <text:p>R110,R111,R112,R113,R114,R1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,R35,R103,R1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0805_(4X0402)_22R</text:p>
          </table:table-cell>
          <table:table-cell table:style-name="ce6" office:value-type="string" calcext:value-type="string">
            <text:p>RA0805_(4X0402)_xx_BIGGEROUTPADS</text:p>
          </table:table-cell>
          <table:table-cell office:value-type="string" calcext:value-type="string">
            <text:p>RM1,RM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0805_(4X0402)_4.7k</text:p>
          </table:table-cell>
          <table:table-cell table:style-name="ce6" office:value-type="string" calcext:value-type="string">
            <text:p>RA0805_(4X0402)_xx_BIGGEROUTPADS</text:p>
          </table:table-cell>
          <table:table-cell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/50V/5%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pF/50V/5%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3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33pF/50V/5%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8,C62,C84,C85,C185,</text:p>
            <text:p>C187,C212,C2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6</text:p>
          </table:table-cell>
          <table:table-cell table:number-columns-repeated="1020"/>
        </table:table-row>
        <table:table-row table:style-name="ro5"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100nF/10V/20%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2,C3,C4,C6,C7,C8,C9,C11,</text:p>
            <text:p>C12,C13,C14,C15,C17,C18,C19,</text:p>
            <text:p>C20,C22,C23,C24,C25,C28,C29,</text:p>
            <text:p>C30,C31,C32,C33,C34,C39,C45,</text:p>
            <text:p>C46,C50,C51,C52,C58,C60,C65,</text:p>
            <text:p>C66,C67,C72,C73,C74,C79,C80,</text:p>
            <text:p><text:span text:style-name="T1">C81</text:span>,C82,C83,C86,C87,C109,C110,</text:p>
            <text:p>C115,C117,C123,C127,C130,C132,</text:p>
            <text:p>C134,C155,C156,C158,C177,C186,</text:p>
            <text:p>C189,C191,C195,C197,C199,C200,</text:p>
            <text:p>C203,C206,C207,C208,C209,C210,</text:p>
            <text:p>C215,C216,C217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1uF/10V/10%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7,C55,C120,C135,C137,C142,</text:p>
            <text:p>C160,C163,C181,C182,C190,C2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uF/6.3V/10%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6,C61</text:p>
          </table:table-cell>
          <table:table-cell table:number-columns-repeated="1020"/>
        </table:table-row>
        <table:table-row table:style-name="ro6">
          <table:table-cell office:value-type="float" office:value="60" calcext:value-type="float">
            <text:p>60</text:p>
          </table:table-cell>
          <table:table-cell office:value-type="string" calcext:value-type="string">
            <text:p>10uF/6.3V/20%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,C10,C16,C21,C26,C47,C49,C53,</text:p>
            <text:p>C54,C57,C59,C63,C116,C121,C122,</text:p>
            <text:p>C124,C125,C126,C128,C129,C131,</text:p>
            <text:p>C133,C136,C138,C139,C140,C141,</text:p>
            <text:p>C143,C144,C145,C146,C147,C148,</text:p>
            <text:p>C149,C150,C151,C152,C153,C154,</text:p>
            <text:p>C157,C159,C161,C162,C164,C165,</text:p>
            <text:p>C166,C167,C168,C169,C170,C171,</text:p>
            <text:p>C172,C173,C175,C176,C178,C179,</text:p>
            <text:p>C188,C192,C19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uF/6.3V/20%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04,C205,C214,C218,C219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47uF/6.3V/20%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4,C68,C71,C75,C78,C118,C119,</text:p>
            <text:p>C180,C201,C2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3A/YS75/7x8</text:p>
          </table:table-cell>
          <table:table-cell office:value-type="string" calcext:value-type="string">
            <text:p>YS75_7X8MM</text:p>
          </table:table-cell>
          <table:table-cell office:value-type="string" calcext:value-type="string">
            <text:p>L16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SWPA3015S1R5NT</text:p>
            <text:p>(1.5uH/2.30A/DCR&lt;0.1R/CD32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4,L19,L20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SWPA4018S1R5NT</text:p>
            <text:p>(1.5uH/3.35A/DCR&lt;0.1R/CD43)</text:p>
          </table:table-cell>
          <table:table-cell office:value-type="string" calcext:value-type="string">
            <text:p>CD42(43)</text:p>
          </table:table-cell>
          <table:table-cell office:value-type="string" calcext:value-type="string">
            <text:p>L15,L17,L1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600OHM/2A/UPZ2012E-601-2R0TF/0805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2,L3,L4,L5,L6,L8,L21,L23,L2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2,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1481-6\TR(DFN2X2-6L)</text:p>
          </table:table-cell>
          <table:table-cell office:value-type="string" calcext:value-type="string">
            <text:p>DFN2x2-6L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table:style-name="ce6" office:value-type="string" calcext:value-type="string">
            <text:p>CM7V-T1A(Crystal_Package-1206)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\20pF/20ppm/2P/5x3.2mm</text:p>
          </table:table-cell>
          <table:table-cell office:value-type="string" calcext:value-type="string">
            <text:p>HCX-4S_2Pins_5.0x3.2mm_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2P/5x3.2mm</text:p>
          </table:table-cell>
          <table:table-cell office:value-type="string" calcext:value-type="string">
            <text:p>HCX-4S_2Pins_5.0x3.2mm_TEST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Winner-A64(FBGA396)</text:p>
          </table:table-cell>
          <table:table-cell office:value-type="string" calcext:value-type="string">
            <text:p>FBGA39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4B4G1646E-BYMA0CV</text:p>
          </table:table-cell>
          <table:table-cell table:style-name="ce6" office:value-type="string" calcext:value-type="string">
            <text:p>FBGA96(HYNIX_SAM_512MX16_DDR3)</text:p>
          </table:table-cell>
          <table:table-cell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CC</text:p>
          </table:table-cell>
          <table:table-cell table:style-name="ce6" office:value-type="string" calcext:value-type="string">
            <text:p>QFN48_1DRILL(PADPITCH-0.5MM)</text:p>
          </table:table-cell>
          <table:table-cell office:value-type="string" calcext:value-type="string">
            <text:p>U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803(QFN68_8x8mm)</text:p>
          </table:table-cell>
          <table:table-cell office:value-type="string" calcext:value-type="string">
            <text:p>QFN68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W25Q128JVSIQ (16MB)</text:p>
          </table:table-cell>
          <table:table-cell table:style-name="ce3" office:value-type="string" calcext:value-type="string">
            <text:p>SO-8_208mil</text:p>
          </table:table-cell>
          <table:table-cell table:style-name="ce3" office:value-type="string" calcext:value-type="string">
            <text:p>U12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_150mil)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1117AG-AD-AA3-A-R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,U9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PJ-3.5-365-3P(SCJ325P00XG0B02G)</text:p>
          </table:table-cell>
          <table:table-cell office:value-type="string" calcext:value-type="string">
            <text:p>SCJ325P00XG0B02G</text:p>
          </table:table-cell>
          <table:table-cell office:value-type="string" calcext:value-type="string">
            <text:p>HEADPHONES/LINEOUT1,</text:p>
            <text:p>MIC/LINEI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YDJ-1134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SWM-19-TEST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SUWH-4A-LF</text:p>
          </table:table-cell>
          <table:table-cell office:value-type="string" calcext:value-type="string">
            <text:p>USB_A_VERTICAL_PTH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20-LF</text:p>
          </table:table-cell>
          <table:table-cell office:value-type="string" calcext:value-type="string">
            <text:p>MIPI-DS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2x5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_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-1206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UBOOT1,RESET1,PWR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2(Opened)+ MJ6</text:p>
          </table:table-cell>
          <table:table-cell office:value-type="string" calcext:value-type="string">
            <text:p>HN1x2_Jumper</text:p>
          </table:table-cell>
          <table:table-cell office:value-type="string" calcext:value-type="string">
            <text:p>PHYRS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5V_E1,HSIC_E1,WP_Enabl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(2-3);Closed(1-2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3.3V/VCC-PE:2.8V1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Opened(2-3);Soldered(1-2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LINEINL/MICIN2,LINEINR/MICIN1,</text:p>
            <text:p>PWR_PC1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oldered(1-2);Opened(2-3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HPHONEOUTL/LINEOUTL1,</text:p>
            <text:p>HPHONEOUTR/LINEOUTR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,R54,R68,<text:span text:style-name="T1">R124</text:span>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.8pF\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A(3.3nH +-0.1nH LQP15MN3N3B02D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KLMAG2GEND-B031(FBGA153))</text:p>
          </table:table-cell>
          <table:table-cell table:style-name="ce6" office:value-type="string" calcext:value-type="string">
            <text:p>FBGA153_Pitch-0.5mm_Ball-0.25mm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4</text:p>
          </table:table-cell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1,R132,R127,R128,R96,R97,</text:p>
            <text:p>R98,R84,R6,R118,R5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B4B-PH-K-S)</text:p>
          </table:table-cell>
          <table:table-cell office:value-type="string" calcext:value-type="string">
            <text:p>B4B-PH-K-S</text:p>
          </table:table-cell>
          <table:table-cell office:value-type="string" calcext:value-type="string">
            <text:p>HSI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TL8723BS(ComboModule))</text:p>
          </table:table-cell>
          <table:table-cell office:value-type="string" calcext:value-type="string">
            <text:p>RL-SM02BD(RTL8723BS)</text:p>
          </table:table-cell>
          <table:table-cell office:value-type="string" calcext:value-type="string">
            <text:p>U1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2,R61,R104,R48,R21,R23,R6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RA1206_(4x0603)_4B8_100k)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9,RM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uF\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91,C89,C17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(100nF\1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5,C37,C44,C90,C9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.2uF\6.3V/1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6,C38,C4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uF\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4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47uF\6.3V/20%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9,C70,C76,C7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pF\50V/5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.5pF\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\5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\600R/2A)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51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0,R1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1,R1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3R\1%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,R1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\50V/5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8,C8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(SLP2510P8)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\L0402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7,L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U.FL-R-SMT-1)</text:p>
          </table:table-cell>
          <table:table-cell office:value-type="string" calcext:value-type="string">
            <text:p>U.FL-R-SMT-1</text:p>
          </table:table-cell>
          <table:table-cell office:value-type="string" calcext:value-type="string">
            <text:p>AN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6</text:p>
          </table:table-cell>
          <table:table-cell table:number-columns-repeated="1020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A64-OlinuXino_1Gs16M_Rev_G1-BOM'.A1:'A64-OlinuXino_1Gs16M_Rev_G1-BOM'.D11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cale-to="95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5-04-09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9">00/00/0000</text:date>, <text:time style:data-style-name="N2" text:time-value="09:40:41.828774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09T09:42:02.584131066</dc:date>
    <meta:editing-duration>PT4H52M36S</meta:editing-duration>
    <meta:editing-cycles>85</meta:editing-cycles>
    <meta:generator>LibreOffice/5.1.6.2$Linux_X86_64 LibreOffice_project/10m0$Build-2</meta:generator>
    <meta:document-statistic meta:table-count="1" meta:cell-count="456" meta:object-count="0"/>
  </office:meta>
</office:document-meta>
</file>